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131C1B86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="bitmap" draw:fill-color="#000000" draw:fill-hatch-name="Blue_20_Crossed_20_0_20_Degrees" draw:fill-hatch-solid="false" draw:fill-image-name="Smile" style:repeat="stretch" draw:textarea-horizontal-align="center" draw:textarea-vertical-align="middle"/>
    </style:style>
    <style:style style:name="gr3" style:family="graphic" style:parent-style-name="standard">
      <style:graphic-properties draw:fill="bitmap" draw:fill-color="#ffffff" draw:fill-image-name="Smile" style:repeat="stretch" draw:textarea-horizontal-align="center" draw:textarea-vertical-align="middle"/>
    </style:style>
    <style:style style:name="gr4" style:family="graphic" style:parent-style-name="standard">
      <style:graphic-properties draw:fill="bitmap" draw:fill-color="#ffffff" draw:fill-gradient-name="Gradient_20_1" draw:fill-hatch-name="Black_20_0_20_Degrees" draw:fill-image-name="Smile" style:repeat="stretch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fill="bitmap" draw:fill-color="#ffffff" draw:fill-image-name="Smile" draw:fill-image-width="35%" draw:fill-image-height="35%" style:repeat="no-repeat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1.1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1.157cm"/>
    </style:style>
    <style:style style:name="gr8" style:family="graphic" style:parent-style-name="standard">
      <style:graphic-properties draw:fill="solid" draw:fill-color="#ffffff" draw:fill-image-name="Empty" style:repeat="no-repeat" draw:textarea-horizontal-align="center" draw:textarea-vertical-align="middle"/>
    </style:style>
    <style:style style:name="gr9" style:family="graphic" style:parent-style-name="standard">
      <style:graphic-properties draw:fill="bitmap" draw:fill-color="#ffffff" draw:fill-gradient-name="Gradient_20_1" draw:fill-hatch-name="Black_20_0_20_Degrees" draw:fill-image-name="Smile" draw:fill-image-width="35%" draw:fill-image-height="35%" style:repeat="no-repeat" draw:textarea-horizontal-align="center" draw:textarea-vertical-align="middle" draw:shadow-offset-x="0.305cm" draw:shadow-offset-y="0.3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1.1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1.158cm"/>
    </style:style>
    <style:style style:name="gr12" style:family="graphic" style:parent-style-name="standard">
      <style:graphic-properties draw:fill-color="#ffffff" draw:textarea-vertical-align="middle" draw:auto-grow-height="false" fo:min-height="0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fill-hatch-name="Blue_20_Crossed_20_0_20_Degrees" draw:fill-hatch-solid="false" draw:fill-image-name="Empty" draw:fill-image-width="0cm" draw:fill-image-height="0cm" style:repeat="no-repeat" draw:textarea-horizontal-align="center" draw:textarea-vertical-align="middle"/>
    </style:style>
    <style:style style:name="gr15" style:family="graphic" style:parent-style-name="standard">
      <style:graphic-properties draw:fill="solid" draw:fill-color="#ffffff" draw:fill-gradient-name="Gradient_20_1" draw:fill-hatch-name="Black_20_0_20_Degrees" draw:fill-image-name="Empty" style:repeat="stretch" draw:textarea-horizontal-align="center" draw:textarea-vertical-align="middle" draw:shadow-offset-x="0.305cm" draw:shadow-offset-y="0.305cm"/>
    </style:style>
    <style:style style:name="gr16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hatch" draw:fill-hatch-name="CellSpace" draw:fill-hatch-solid="fals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size="10pt"/>
    </style:style>
    <style:style style:name="P4" style:family="paragraph">
      <style:text-properties fo:font-size="10pt"/>
    </style:style>
    <style:style style:name="P5" style:family="paragraph">
      <style:text-properties fo:font-family="'Courier 10 Pitch'" style:font-pitch="fixed" fo:font-size="10pt"/>
    </style:style>
    <style:style style:name="T1" style:family="text">
      <style:text-properties fo:font-family="'Courier 10 Pitch'" style:font-pitch="fixed" fo:font-size="10pt"/>
    </style:style>
    <style:style style:name="T2" style:family="text">
      <style:text-properties fo:font-size="10pt"/>
    </style:style>
    <style:style style:name="T3" style:family="text">
      <style:text-properties fo:font-family="'Courier 10 Pitch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.219cm" svg:height="1.219cm" svg:x="8.114cm" svg:y="-12.573cm">
            <text:p text:style-name="P2"/>
          </draw:rect>
          <draw:rect draw:style-name="gr1" draw:text-style-name="P1" draw:layer="layout" svg:width="1.219cm" svg:height="1.219cm" svg:x="9.315cm" svg:y="-12.572cm">
            <text:p text:style-name="P2"/>
          </draw:rect>
          <draw:rect draw:style-name="gr1" draw:text-style-name="P1" draw:layer="layout" svg:width="1.219cm" svg:height="1.219cm" svg:x="10.515cm" svg:y="-12.572cm">
            <text:p text:style-name="P2"/>
          </draw:rect>
          <draw:rect draw:style-name="gr1" draw:text-style-name="P1" draw:layer="layout" svg:width="1.219cm" svg:height="1.219cm" svg:x="11.715cm" svg:y="-12.572cm">
            <text:p text:style-name="P2"/>
          </draw:rect>
          <draw:rect draw:style-name="gr1" draw:text-style-name="P1" draw:layer="layout" svg:width="1.219cm" svg:height="1.219cm" svg:x="8.115cm" svg:y="-12.572cm">
            <text:p text:style-name="P2"/>
          </draw:rect>
          <draw:rect draw:style-name="gr1" draw:text-style-name="P1" draw:layer="layout" svg:width="1.219cm" svg:height="1.219cm" svg:x="8.114cm" svg:y="-11.373cm">
            <text:p text:style-name="P2"/>
          </draw:rect>
          <draw:rect draw:style-name="gr2" draw:text-style-name="P1" draw:layer="layout" svg:width="1.219cm" svg:height="1.219cm" svg:x="9.315cm" svg:y="-11.372cm">
            <text:p text:style-name="P2"/>
          </draw:rect>
          <draw:rect draw:style-name="gr3" draw:text-style-name="P1" draw:layer="layout" svg:width="1.219cm" svg:height="1.219cm" svg:x="10.515cm" svg:y="-11.372cm">
            <text:p text:style-name="P2"/>
          </draw:rect>
          <draw:rect draw:style-name="gr1" draw:text-style-name="P1" draw:layer="layout" svg:width="1.219cm" svg:height="1.219cm" svg:x="11.715cm" svg:y="-11.372cm">
            <text:p text:style-name="P2"/>
          </draw:rect>
          <draw:rect draw:style-name="gr1" draw:text-style-name="P1" draw:layer="layout" svg:width="1.219cm" svg:height="1.219cm" svg:x="8.115cm" svg:y="-11.372cm">
            <text:p text:style-name="P2"/>
          </draw:rect>
          <draw:rect draw:style-name="gr1" draw:text-style-name="P1" draw:layer="layout" svg:width="1.219cm" svg:height="1.219cm" svg:x="8.114cm" svg:y="-10.173cm">
            <text:p text:style-name="P2"/>
          </draw:rect>
          <draw:rect draw:style-name="gr4" draw:text-style-name="P1" draw:layer="layout" svg:width="1.219cm" svg:height="1.219cm" svg:x="9.315cm" svg:y="-10.172cm">
            <text:p text:style-name="P2"/>
          </draw:rect>
          <draw:rect draw:style-name="gr3" draw:text-style-name="P1" draw:layer="layout" svg:width="1.219cm" svg:height="1.219cm" svg:x="10.515cm" svg:y="-10.172cm">
            <text:p text:style-name="P2"/>
          </draw:rect>
          <draw:rect draw:style-name="gr1" draw:text-style-name="P1" draw:layer="layout" svg:width="1.219cm" svg:height="1.219cm" svg:x="11.715cm" svg:y="-10.172cm">
            <text:p text:style-name="P2"/>
          </draw:rect>
          <draw:rect draw:style-name="gr1" draw:text-style-name="P1" draw:layer="layout" svg:width="1.219cm" svg:height="1.219cm" svg:x="8.115cm" svg:y="-10.172cm">
            <text:p text:style-name="P2"/>
          </draw:rect>
          <draw:rect draw:style-name="gr1" draw:text-style-name="P1" draw:layer="layout" svg:width="1.219cm" svg:height="1.219cm" svg:x="8.114cm" svg:y="-8.973cm">
            <text:p text:style-name="P2"/>
          </draw:rect>
          <draw:rect draw:style-name="gr1" draw:text-style-name="P1" draw:layer="layout" svg:width="1.219cm" svg:height="1.219cm" svg:x="9.315cm" svg:y="-8.972cm">
            <text:p text:style-name="P2"/>
          </draw:rect>
          <draw:rect draw:style-name="gr1" draw:text-style-name="P1" draw:layer="layout" svg:width="1.219cm" svg:height="1.219cm" svg:x="10.515cm" svg:y="-8.972cm">
            <text:p text:style-name="P2"/>
          </draw:rect>
          <draw:rect draw:style-name="gr1" draw:text-style-name="P1" draw:layer="layout" svg:width="1.219cm" svg:height="1.219cm" svg:x="11.715cm" svg:y="-8.972cm">
            <text:p text:style-name="P2"/>
          </draw:rect>
          <draw:rect draw:style-name="gr1" draw:text-style-name="P1" draw:layer="layout" svg:width="1.219cm" svg:height="1.219cm" svg:x="8.115cm" svg:y="-8.972cm">
            <text:p text:style-name="P2"/>
          </draw:rect>
        </draw:g>
        <draw:g>
          <draw:rect draw:style-name="gr5" draw:text-style-name="P1" draw:layer="layout" svg:width="1.428cm" svg:height="1.238cm" svg:x="9.549cm" svg:y="-6.378cm">
            <text:p text:style-name="P2"/>
          </draw:rect>
          <draw:rect draw:style-name="gr5" draw:text-style-name="P1" draw:layer="layout" svg:width="1.428cm" svg:height="1.236cm" svg:x="9.549cm" svg:y="-5.159cm">
            <text:p text:style-name="P2"/>
          </draw:rect>
          <draw:rect draw:style-name="gr5" draw:text-style-name="P1" draw:layer="layout" svg:width="1.428cm" svg:height="1.238cm" svg:x="9.549cm" svg:y="-3.942cm">
            <text:p text:style-name="P2"/>
          </draw:rect>
          <draw:rect draw:style-name="gr1" draw:text-style-name="P1" draw:layer="layout" svg:width="1.427cm" svg:height="1.238cm" svg:x="10.958cm" svg:y="-6.378cm">
            <text:p text:style-name="P2"/>
          </draw:rect>
          <draw:rect draw:style-name="gr1" draw:text-style-name="P1" draw:layer="layout" svg:width="1.427cm" svg:height="1.236cm" svg:x="10.958cm" svg:y="-5.159cm">
            <text:p text:style-name="P2"/>
          </draw:rect>
          <draw:rect draw:style-name="gr1" draw:text-style-name="P1" draw:layer="layout" svg:width="1.427cm" svg:height="1.238cm" svg:x="10.958cm" svg:y="-3.942cm">
            <text:p text:style-name="P2"/>
          </draw:rect>
          <draw:frame draw:style-name="gr6" draw:text-style-name="P3" draw:layer="layout" svg:width="1.181cm" svg:height="0.462cm" svg:x="9.69cm" svg:y="-6.354cm">
            <draw:text-box>
              <text:p text:style-name="P2"><text:span text:style-name="T1">1,0,0</text:span></text:p>
            </draw:text-box>
          </draw:frame>
          <draw:frame draw:style-name="gr6" draw:text-style-name="P3" draw:layer="layout" svg:width="1.181cm" svg:height="0.462cm" svg:x="11.027cm" svg:y="-6.354cm">
            <draw:text-box>
              <text:p text:style-name="P2"><text:span text:style-name="T1">2,0,0</text:span></text:p>
            </draw:text-box>
          </draw:frame>
          <draw:frame draw:style-name="gr7" draw:text-style-name="P3" draw:layer="layout" svg:width="1.181cm" svg:height="0.461cm" svg:x="11.027cm" svg:y="-5.121cm">
            <draw:text-box>
              <text:p text:style-name="P2"><text:span text:style-name="T1">2,1,0</text:span></text:p>
            </draw:text-box>
          </draw:frame>
          <draw:frame draw:style-name="gr6" draw:text-style-name="P3" draw:layer="layout" svg:width="1.181cm" svg:height="0.462cm" svg:x="11.027cm" svg:y="-3.889cm">
            <draw:text-box>
              <text:p text:style-name="P2"><text:span text:style-name="T1">2,2,0</text:span></text:p>
            </draw:text-box>
          </draw:frame>
          <draw:frame draw:style-name="gr7" draw:text-style-name="P3" draw:layer="layout" svg:width="1.181cm" svg:height="0.461cm" svg:x="9.69cm" svg:y="-5.121cm">
            <draw:text-box>
              <text:p text:style-name="P2"><text:span text:style-name="T1">1,1,0</text:span></text:p>
            </draw:text-box>
          </draw:frame>
          <draw:frame draw:style-name="gr6" draw:text-style-name="P3" draw:layer="layout" svg:width="1.181cm" svg:height="0.462cm" svg:x="9.69cm" svg:y="-3.889cm">
            <draw:text-box>
              <text:p text:style-name="P2"><text:span text:style-name="T1">1,2,0</text:span></text:p>
            </draw:text-box>
          </draw:frame>
          <draw:rect draw:style-name="gr5" draw:text-style-name="P1" draw:layer="layout" svg:width="1.428cm" svg:height="1.236cm" svg:x="15.749cm" svg:y="-5.159cm">
            <text:p text:style-name="P2"/>
          </draw:rect>
          <draw:rect draw:style-name="gr8" draw:text-style-name="P1" draw:layer="layout" svg:width="1.428cm" svg:height="1.238cm" svg:x="15.749cm" svg:y="-3.942cm">
            <text:p text:style-name="P2"/>
          </draw:rect>
          <draw:rect draw:style-name="gr9" draw:text-style-name="P1" draw:layer="layout" svg:width="1.428cm" svg:height="1.236cm" svg:x="14.343cm" svg:y="-5.159cm">
            <text:p text:style-name="P2"/>
          </draw:rect>
          <draw:rect draw:style-name="gr5" draw:text-style-name="P1" draw:layer="layout" svg:width="1.427cm" svg:height="1.236cm" svg:x="17.158cm" svg:y="-5.159cm">
            <text:p text:style-name="P2"/>
          </draw:rect>
          <draw:rect draw:style-name="gr1" draw:text-style-name="P1" draw:layer="layout" svg:width="1.428cm" svg:height="1.238cm" svg:x="14.343cm" svg:y="-3.942cm">
            <text:p text:style-name="P2"/>
          </draw:rect>
          <draw:rect draw:style-name="gr1" draw:text-style-name="P1" draw:layer="layout" svg:width="1.427cm" svg:height="1.238cm" svg:x="17.158cm" svg:y="-3.942cm">
            <text:p text:style-name="P2"/>
          </draw:rect>
          <draw:frame draw:style-name="gr7" draw:text-style-name="P3" draw:layer="layout" svg:width="1.181cm" svg:height="0.461cm" svg:x="17.227cm" svg:y="-5.121cm">
            <draw:text-box>
              <text:p text:style-name="P2"><text:span text:style-name="T1">2,1,0</text:span></text:p>
            </draw:text-box>
          </draw:frame>
          <draw:frame draw:style-name="gr6" draw:text-style-name="P3" draw:layer="layout" svg:width="1.181cm" svg:height="0.462cm" svg:x="17.227cm" svg:y="-3.889cm">
            <draw:text-box>
              <text:p text:style-name="P2"><text:span text:style-name="T1">2,2,0</text:span></text:p>
            </draw:text-box>
          </draw:frame>
          <draw:frame draw:style-name="gr10" draw:text-style-name="P3" draw:layer="layout" svg:width="1.182cm" svg:height="0.461cm" svg:x="14.44cm" svg:y="-5.121cm">
            <draw:text-box>
              <text:p text:style-name="P2"><text:span text:style-name="T1">0,1,0</text:span></text:p>
            </draw:text-box>
          </draw:frame>
          <draw:frame draw:style-name="gr11" draw:text-style-name="P3" draw:layer="layout" svg:width="1.182cm" svg:height="0.462cm" svg:x="14.44cm" svg:y="-3.889cm">
            <draw:text-box>
              <text:p text:style-name="P2"><text:span text:style-name="T1">0,2,0</text:span></text:p>
            </draw:text-box>
          </draw:frame>
          <draw:frame draw:style-name="gr7" draw:text-style-name="P3" draw:layer="layout" svg:width="1.181cm" svg:height="0.461cm" svg:x="15.89cm" svg:y="-5.121cm">
            <draw:text-box>
              <text:p text:style-name="P2"><text:span text:style-name="T1">1,1,0</text:span></text:p>
            </draw:text-box>
          </draw:frame>
          <draw:frame draw:style-name="gr6" draw:text-style-name="P3" draw:layer="layout" svg:width="1.181cm" svg:height="0.462cm" svg:x="15.89cm" svg:y="-3.889cm">
            <draw:text-box>
              <text:p text:style-name="P2"><text:span text:style-name="T1">1,2,0</text:span></text:p>
            </draw:text-box>
          </draw:frame>
          <draw:custom-shape draw:style-name="gr12" draw:text-style-name="P1" draw:layer="layout" svg:width="3.257cm" svg:height="2.23cm" svg:x="11.777cm" svg:y="-3.621cm">
            <text:p text:style-name="P2"/>
            <draw:enhanced-geometry svg:viewBox="0 0 21600 21600" draw:mirror-vertical="true" draw:mirror-horizontal="true" draw:text-areas="0 0 21600 21600" draw:type="circular-arrow" draw:modifiers="-179.0709634296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3" draw:text-style-name="P1" draw:layer="layout" svg:width="1.924cm" svg:height="1.093cm" svg:x="12.582cm" svg:y="-5.11cm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3" draw:layer="layout" svg:width="0.384cm" svg:height="0.462cm" svg:x="15.54cm" svg:y="-5.154cm">
            <draw:text-box>
              <text:p text:style-name="P2"><text:span text:style-name="T1">*</text:span></text:p>
            </draw:text-box>
          </draw:frame>
          <draw:rect draw:style-name="gr14" draw:text-style-name="P1" draw:layer="layout" svg:width="1.428cm" svg:height="1.238cm" svg:x="8.143cm" svg:y="-6.378cm">
            <text:p text:style-name="P2"/>
          </draw:rect>
          <draw:rect draw:style-name="gr15" draw:text-style-name="P1" draw:layer="layout" svg:width="1.428cm" svg:height="1.236cm" svg:x="8.143cm" svg:y="-5.159cm">
            <text:p text:style-name="P2"/>
          </draw:rect>
          <draw:rect draw:style-name="gr1" draw:text-style-name="P1" draw:layer="layout" svg:width="1.428cm" svg:height="1.238cm" svg:x="8.143cm" svg:y="-3.942cm">
            <text:p text:style-name="P2"/>
          </draw:rect>
          <draw:frame draw:style-name="gr11" draw:text-style-name="P3" draw:layer="layout" svg:width="1.182cm" svg:height="0.462cm" svg:x="8.24cm" svg:y="-6.354cm">
            <draw:text-box>
              <text:p text:style-name="P2"><text:span text:style-name="T1">0,0,0</text:span></text:p>
            </draw:text-box>
          </draw:frame>
          <draw:frame draw:style-name="gr11" draw:text-style-name="P3" draw:layer="layout" svg:width="1.182cm" svg:height="0.462cm" svg:x="8.24cm" svg:y="-3.889cm">
            <draw:text-box>
              <text:p text:style-name="P2"><text:span text:style-name="T1">0,2,0</text:span></text:p>
            </draw:text-box>
          </draw:frame>
          <draw:frame draw:style-name="gr11" draw:text-style-name="P3" draw:layer="layout" svg:width="1.182cm" svg:height="0.462cm" svg:x="8.24cm" svg:y="-5.154cm">
            <draw:text-box>
              <text:p text:style-name="P2"><text:span text:style-name="T1">0,1,0</text:span></text:p>
            </draw:text-box>
          </draw:frame>
          <draw:frame draw:style-name="gr11" draw:text-style-name="P3" draw:layer="layout" svg:width="0.384cm" svg:height="0.462cm" svg:x="9.34cm" svg:y="-5.154cm">
            <draw:text-box>
              <text:p text:style-name="P2"><text:span text:style-name="T1">*</text:span></text:p>
            </draw:text-box>
          </draw:frame>
          <draw:rect draw:style-name="gr14" draw:text-style-name="P1" draw:layer="layout" svg:width="1.428cm" svg:height="1.238cm" svg:x="14.343cm" svg:y="-6.378cm">
            <text:p text:style-name="P2"/>
          </draw:rect>
          <draw:rect draw:style-name="gr8" draw:text-style-name="P1" draw:layer="layout" svg:width="1.428cm" svg:height="1.238cm" svg:x="15.749cm" svg:y="-6.378cm">
            <text:p text:style-name="P2"/>
          </draw:rect>
          <draw:rect draw:style-name="gr1" draw:text-style-name="P1" draw:layer="layout" svg:width="1.427cm" svg:height="1.238cm" svg:x="17.158cm" svg:y="-6.378cm">
            <text:p text:style-name="P2"/>
          </draw:rect>
          <draw:frame draw:style-name="gr11" draw:text-style-name="P3" draw:layer="layout" svg:width="1.182cm" svg:height="0.462cm" svg:x="14.44cm" svg:y="-6.354cm">
            <draw:text-box>
              <text:p text:style-name="P2"><text:span text:style-name="T1">0,0,0</text:span></text:p>
            </draw:text-box>
          </draw:frame>
          <draw:frame draw:style-name="gr6" draw:text-style-name="P3" draw:layer="layout" svg:width="1.181cm" svg:height="0.462cm" svg:x="15.89cm" svg:y="-6.354cm">
            <draw:text-box>
              <text:p text:style-name="P2"><text:span text:style-name="T1">1,0,0</text:span></text:p>
            </draw:text-box>
          </draw:frame>
          <draw:frame draw:style-name="gr6" draw:text-style-name="P3" draw:layer="layout" svg:width="1.181cm" svg:height="0.462cm" svg:x="17.227cm" svg:y="-6.354cm">
            <draw:text-box>
              <text:p text:style-name="P2"><text:span text:style-name="T1">2,0,0</text:span></text:p>
            </draw:text-box>
          </draw:frame>
        </draw:g>
        <draw:rect draw:style-name="gr16" draw:text-style-name="P1" draw:layer="layout" svg:width="3.029cm" svg:height="3.046cm" svg:x="14.03cm" svg:y="-12.672cm">
          <text:p text:style-name="P2"/>
        </draw:rect>
        <draw:frame draw:style-name="gr17" draw:text-style-name="P4" draw:layer="layout" svg:width="0.222cm" svg:height="0.412cm" svg:x="15.022cm" svg:y="-11.75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15.822cm" svg:y="-11.75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15.022cm" svg:y="-10.95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15.822cm" svg:y="-10.95cm">
          <draw:text-box>
            <text:p text:style-name="P2"><text:span text:style-name="T2">$</text:span></text:p>
          </draw:text-box>
        </draw:frame>
        <draw:rect draw:style-name="gr18" draw:text-style-name="P1" draw:layer="layout" svg:width="3.759cm" svg:height="3.794cm" svg:x="19.67cm" svg:y="-8.32cm">
          <text:p text:style-name="P2"/>
        </draw:rect>
        <draw:frame draw:style-name="gr17" draw:text-style-name="P5" draw:layer="layout" svg:width="1.06cm" svg:height="0.412cm" svg:x="19.739cm" svg:y="-8.369cm">
          <draw:text-box>
            <text:p text:style-name="P2"><text:span text:style-name="T3">1,1,0</text:span></text:p>
          </draw:text-box>
        </draw:frame>
        <draw:frame draw:style-name="gr17" draw:text-style-name="P5" draw:layer="layout" svg:width="1.06cm" svg:height="0.412cm" svg:x="21.039cm" svg:y="-8.369cm">
          <draw:text-box>
            <text:p text:style-name="P2"><text:span text:style-name="T3">2,1,0</text:span></text:p>
          </draw:text-box>
        </draw:frame>
        <draw:frame draw:style-name="gr17" draw:text-style-name="P5" draw:layer="layout" svg:width="1.06cm" svg:height="0.412cm" svg:x="22.239cm" svg:y="-8.369cm">
          <draw:text-box>
            <text:p text:style-name="P2"><text:span text:style-name="T3">3,1,0</text:span></text:p>
          </draw:text-box>
        </draw:frame>
        <draw:frame draw:style-name="gr17" draw:text-style-name="P5" draw:layer="layout" svg:width="1.06cm" svg:height="0.412cm" svg:x="19.739cm" svg:y="-7.069cm">
          <draw:text-box>
            <text:p text:style-name="P2"><text:span text:style-name="T3">1,2,0</text:span></text:p>
          </draw:text-box>
        </draw:frame>
        <draw:frame draw:style-name="gr17" draw:text-style-name="P5" draw:layer="layout" svg:width="1.06cm" svg:height="0.412cm" svg:x="19.739cm" svg:y="-5.769cm">
          <draw:text-box>
            <text:p text:style-name="P2"><text:span text:style-name="T3">1,3,0</text:span></text:p>
          </draw:text-box>
        </draw:frame>
        <draw:frame draw:style-name="gr17" draw:text-style-name="P5" draw:layer="layout" svg:width="1.06cm" svg:height="0.412cm" svg:x="21.039cm" svg:y="-7.069cm">
          <draw:text-box>
            <text:p text:style-name="P2"><text:span text:style-name="T3">2,2,0</text:span></text:p>
          </draw:text-box>
        </draw:frame>
        <draw:frame draw:style-name="gr17" draw:text-style-name="P5" draw:layer="layout" svg:width="1.06cm" svg:height="0.412cm" svg:x="22.239cm" svg:y="-7.069cm">
          <draw:text-box>
            <text:p text:style-name="P2"><text:span text:style-name="T3">3,2,0</text:span></text:p>
          </draw:text-box>
        </draw:frame>
        <draw:frame draw:style-name="gr17" draw:text-style-name="P5" draw:layer="layout" svg:width="1.06cm" svg:height="0.412cm" svg:x="21.039cm" svg:y="-5.769cm">
          <draw:text-box>
            <text:p text:style-name="P2"><text:span text:style-name="T3">2,3,0</text:span></text:p>
          </draw:text-box>
        </draw:frame>
        <draw:frame draw:style-name="gr17" draw:text-style-name="P5" draw:layer="layout" svg:width="1.06cm" svg:height="0.412cm" svg:x="22.239cm" svg:y="-5.769cm">
          <draw:text-box>
            <text:p text:style-name="P2"><text:span text:style-name="T3">3,3,0</text:span></text:p>
          </draw:text-box>
        </draw:frame>
        <draw:frame draw:style-name="gr17" draw:text-style-name="P4" draw:layer="layout" svg:width="0.222cm" svg:height="0.412cm" svg:x="21.368cm" svg:y="-7.782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21.368cm" svg:y="-6.482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21.368cm" svg:y="-5.182cm">
          <draw:text-box>
            <text:p text:style-name="P2"><text:span text:style-name="T2">$</text:span></text:p>
          </draw:text-box>
        </draw:frame>
        <draw:frame draw:style-name="gr17" draw:text-style-name="P4" draw:layer="layout" svg:width="0.176cm" svg:height="0.412cm" svg:x="20.568cm" svg:y="-6.382cm">
          <draw:text-box>
            <text:p text:style-name="P2"><text:span text:style-name="T2">*</text:span></text:p>
          </draw:text-box>
        </draw:frame>
        <draw:rect draw:style-name="gr18" draw:text-style-name="P1" draw:layer="layout" svg:width="3.759cm" svg:height="3.794cm" svg:x="24.471cm" svg:y="-8.319cm">
          <text:p text:style-name="P2"/>
        </draw:rect>
        <draw:frame draw:style-name="gr17" draw:text-style-name="P5" draw:layer="layout" svg:width="1.06cm" svg:height="0.412cm" svg:x="24.54cm" svg:y="-8.368cm">
          <draw:text-box>
            <text:p text:style-name="P2"><text:span text:style-name="T3">1,1,0</text:span></text:p>
          </draw:text-box>
        </draw:frame>
        <draw:frame draw:style-name="gr17" draw:text-style-name="P5" draw:layer="layout" svg:width="1.06cm" svg:height="0.412cm" svg:x="25.84cm" svg:y="-8.368cm">
          <draw:text-box>
            <text:p text:style-name="P2"><text:span text:style-name="T3">2,1,0</text:span></text:p>
          </draw:text-box>
        </draw:frame>
        <draw:frame draw:style-name="gr17" draw:text-style-name="P5" draw:layer="layout" svg:width="1.06cm" svg:height="0.412cm" svg:x="27.04cm" svg:y="-8.368cm">
          <draw:text-box>
            <text:p text:style-name="P2"><text:span text:style-name="T3">3,1,0</text:span></text:p>
          </draw:text-box>
        </draw:frame>
        <draw:frame draw:style-name="gr17" draw:text-style-name="P5" draw:layer="layout" svg:width="1.06cm" svg:height="0.412cm" svg:x="24.54cm" svg:y="-7.068cm">
          <draw:text-box>
            <text:p text:style-name="P2"><text:span text:style-name="T3">1,2,0</text:span></text:p>
          </draw:text-box>
        </draw:frame>
        <draw:frame draw:style-name="gr17" draw:text-style-name="P5" draw:layer="layout" svg:width="1.06cm" svg:height="0.412cm" svg:x="24.54cm" svg:y="-5.768cm">
          <draw:text-box>
            <text:p text:style-name="P2"><text:span text:style-name="T3">1,3,0</text:span></text:p>
          </draw:text-box>
        </draw:frame>
        <draw:frame draw:style-name="gr17" draw:text-style-name="P5" draw:layer="layout" svg:width="1.06cm" svg:height="0.412cm" svg:x="25.84cm" svg:y="-7.068cm">
          <draw:text-box>
            <text:p text:style-name="P2"><text:span text:style-name="T3">2,2,0</text:span></text:p>
          </draw:text-box>
        </draw:frame>
        <draw:frame draw:style-name="gr17" draw:text-style-name="P5" draw:layer="layout" svg:width="1.06cm" svg:height="0.412cm" svg:x="27.04cm" svg:y="-7.068cm">
          <draw:text-box>
            <text:p text:style-name="P2"><text:span text:style-name="T3">3,2,0</text:span></text:p>
          </draw:text-box>
        </draw:frame>
        <draw:frame draw:style-name="gr17" draw:text-style-name="P5" draw:layer="layout" svg:width="1.06cm" svg:height="0.412cm" svg:x="25.84cm" svg:y="-5.768cm">
          <draw:text-box>
            <text:p text:style-name="P2"><text:span text:style-name="T3">2,3,0</text:span></text:p>
          </draw:text-box>
        </draw:frame>
        <draw:frame draw:style-name="gr17" draw:text-style-name="P5" draw:layer="layout" svg:width="1.06cm" svg:height="0.412cm" svg:x="27.04cm" svg:y="-5.768cm">
          <draw:text-box>
            <text:p text:style-name="P2"><text:span text:style-name="T3">3,3,0</text:span></text:p>
          </draw:text-box>
        </draw:frame>
        <draw:frame draw:style-name="gr17" draw:text-style-name="P4" draw:layer="layout" svg:width="0.222cm" svg:height="0.412cm" svg:x="24.869cm" svg:y="-6.481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26.169cm" svg:y="-6.481cm">
          <draw:text-box>
            <text:p text:style-name="P2"><text:span text:style-name="T2">$</text:span></text:p>
          </draw:text-box>
        </draw:frame>
        <draw:frame draw:style-name="gr17" draw:text-style-name="P4" draw:layer="layout" svg:width="0.222cm" svg:height="0.412cm" svg:x="27.369cm" svg:y="-6.481cm">
          <draw:text-box>
            <text:p text:style-name="P2"><text:span text:style-name="T2">$</text:span></text:p>
          </draw:text-box>
        </draw:frame>
        <draw:frame draw:style-name="gr17" draw:text-style-name="P4" draw:layer="layout" svg:width="0.176cm" svg:height="0.412cm" svg:x="25.369cm" svg:y="-6.381cm">
          <draw:text-box>
            <text:p text:style-name="P2"><text:span text:style-name="T2">*</text:span></text:p>
          </draw:text-box>
        </draw:frame>
        <draw:custom-shape draw:style-name="gr13" draw:text-style-name="P1" draw:layer="layout" svg:width="1.497cm" svg:height="0.918cm" svg:x="23.22cm" svg:y="-6.697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559cm" svg:height="0.992cm" svg:x="22.662cm" svg:y="-4.865cm">
          <text:p text:style-name="P2"/>
          <draw:enhanced-geometry svg:viewBox="0 0 21600 21600" draw:text-areas="0 0 21600 21600" draw:mirror-vertical="true" draw:mirror-horizontal="true" draw:type="circular-arrow" draw:modifiers="150.904128618773 7.71717055641271 5750.57541308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hatch draw:name="CellSpace" draw:style="double" draw:color="#000000" draw:distance="1.27cm" draw:rotation="0"/>
    <draw:hatch draw:name="Hatch_20_1" draw:display-name="Hatch 1" draw:style="double" draw:color="#000000" draw:distance="0.762cm" draw:rotation="0"/>
    <draw:fill-image draw:name="Empty" xlink:href="Pictures/100000000000000800000008913C8356.png" xlink:type="simple" xlink:show="embed" xlink:actuate="onLoad"/>
    <draw:fill-image draw:name="Smile" xlink:href="Pictures/100000000000000800000008131C1B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6-05-02T18:18:42</meta:creation-date>
    <dc:creator>Jim Nutaro</dc:creator>
    <dc:date>2007-09-17T06:56:22</dc:date>
    <dc:language>en-US</dc:language>
    <meta:editing-cycles>27</meta:editing-cycles>
    <meta:editing-duration>PT1H16M23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